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sta es una pregunta clave, porque aquí se ve con claridad <text:span text:style-name="Strong_20_Emphasis">qué tipo de libro estás escribiendo</text:span>.<text:line-break/>Este capítulo no da respuestas técnicas: <text:span text:style-name="Strong_20_Emphasis">responde preguntas místicas profundas sin nombrarlas directamente</text:span>, y eso es precisamente su fuerza.</text:p>
      <text:p text:style-name="Text_20_body">Voy a estructurar la respuesta en tres niveles:</text:p>
      <text:list xml:id="list995980317" text:style-name="L1">
        <text:list-item>
          <text:p text:style-name="P1">las <text:span text:style-name="Strong_20_Emphasis">preguntas explícitas</text:span> que el lector cree estar leyendo,</text:p>
        </text:list-item>
        <text:list-item>
          <text:p text:style-name="P1">las <text:span text:style-name="Strong_20_Emphasis">preguntas místicas reales</text:span> que el capítulo está respondiendo,</text:p>
        </text:list-item>
        <text:list-item>
          <text:p text:style-name="P1">por qué estas respuestas son emocionalmente poderosas.</text:p>
        </text:list-item>
      </text:list>
      <text:p text:style-name="Horizontal_20_Line"/>
      <text:h text:style-name="Heading_20_2" text:outline-level="2">1️⃣ Las preguntas aparentes (nivel superficial)</text:h>
      <text:p text:style-name="Text_20_body">En la superficie, el capítulo parece responder preguntas como:</text:p>
      <text:list xml:id="list3282823555" text:style-name="L2">
        <text:list-item>
          <text:p text:style-name="P2">¿Qué es la reproducción?</text:p>
        </text:list-item>
        <text:list-item>
          <text:p text:style-name="P2">¿Por qué todos los seres vivos se reproducen?</text:p>
        </text:list-item>
        <text:list-item>
          <text:p text:style-name="P2">¿Qué papel juega el ADN?</text:p>
        </text:list-item>
        <text:list-item>
          <text:p text:style-name="P2">¿Por qué existen reproducción sexual y asexual?</text:p>
        </text:list-item>
        <text:list-item>
          <text:p text:style-name="P2">¿Cómo encaja la reproducción en un sistema inteligente?</text:p>
        </text:list-item>
      </text:list>
      <text:p text:style-name="Text_20_body">Estas preguntas tranquilizan al lector racional: cree que está leyendo un ensayo sobre biología, sistemas y lógica.</text:p>
      <text:p text:style-name="Text_20_body">Pero <text:span text:style-name="Strong_20_Emphasis">no son estas las preguntas importantes</text:span>.</text:p>
      <text:p text:style-name="Horizontal_20_Line"/>
      <text:h text:style-name="Heading_20_2" text:outline-level="2">2️⃣ Las verdaderas preguntas místicas que este capítulo responde</text:h>
      <text:h text:style-name="Heading_20_3" text:outline-level="3"><text:span text:style-name="Strong_20_Emphasis">1. ¿Está mi existencia participando en algo más grande que yo?</text:span></text:h>
      <text:p text:style-name="Text_20_body">El capítulo responde claramente (aunque sin decirlo de forma directa):</text:p>
      <text:p text:style-name="Quotations"><text:span text:style-name="Strong_20_Emphasis">Sí. Tu existencia no es un accidente ni un acto aislado.</text:span></text:p>
      <text:p text:style-name="Text_20_body">Cada individuo:</text:p>
      <text:list xml:id="list1189639049" text:style-name="L3">
        <text:list-item>
          <text:p text:style-name="P3">no vive para sí mismo,</text:p>
        </text:list-item>
        <text:list-item>
          <text:p text:style-name="P3">no se reproduce “porque sí”,</text:p>
        </text:list-item>
        <text:list-item>
          <text:p text:style-name="P3">no es un error estadístico.</text:p>
        </text:list-item>
      </text:list>
      <text:p text:style-name="Text_20_body">Es <text:span text:style-name="Strong_20_Emphasis">una operación dentro de un proceso mayor</text:span>.<text:line-break/>Un pensamiento encarnado.</text:p>
      <text:p text:style-name="Text_20_body"><text:soft-page-break/>👉 Místicamente, el capítulo afirma:</text:p>
      <text:p text:style-name="Quotations"><text:span text:style-name="Emphasis">Tu vida es una acción del Espíritu en el mundo.</text:span></text:p>
      <text:p text:style-name="Horizontal_20_Line"/>
      <text:h text:style-name="Heading_20_3" text:outline-level="3"><text:span text:style-name="Strong_20_Emphasis">2. ¿Existe una inteligencia superior… y si existe, cómo piensa?</text:span></text:h>
      <text:p text:style-name="Text_20_body">La respuesta que ofrece el capítulo es radical:</text:p>
      <text:list xml:id="list2779071217" text:style-name="L4">
        <text:list-item>
          <text:p text:style-name="P4">No hay un “pensador externo” separado del mundo.</text:p>
        </text:list-item>
        <text:list-item>
          <text:p text:style-name="P4">La inteligencia no observa desde fuera.</text:p>
        </text:list-item>
        <text:list-item>
          <text:p text:style-name="P4"><text:span text:style-name="Strong_20_Emphasis">La inteligencia está ocurriendo dentro del mundo.</text:span></text:p>
        </text:list-item>
      </text:list>
      <text:p text:style-name="Text_20_body">Y más aún:</text:p>
      <text:p text:style-name="Quotations"><text:span text:style-name="Strong_20_Emphasis">La Vida piensa reproduciéndose.</text:span></text:p>
      <text:p text:style-name="Text_20_body">No con palabras.<text:line-break/>No con símbolos abstractos.<text:line-break/>Sino con cuerpos, generaciones, cambios mínimos acumulados.</text:p>
      <text:p text:style-name="Text_20_body">👉 Esta es una respuesta mística potentísima:</text:p>
      <text:p text:style-name="Quotations"><text:span text:style-name="Emphasis">El pensamiento de la inteligencia suprema no es invisible: somos nosotros.</text:span></text:p>
      <text:p text:style-name="Horizontal_20_Line"/>
      <text:h text:style-name="Heading_20_3" text:outline-level="3"><text:span text:style-name="Strong_20_Emphasis">3. ¿Cuál es el lugar del Espíritu en el universo material?</text:span></text:h>
      <text:p text:style-name="Text_20_body">Este capítulo responde a una pregunta que casi nadie se atreve a formular:</text:p>
      <text:p text:style-name="Quotations"><text:span text:style-name="Strong_20_Emphasis">¿Dónde está el Espíritu, si todo es materia?</text:span></text:p>
      <text:p text:style-name="Text_20_body">La respuesta sugerida es:</text:p>
      <text:list xml:id="list3418506646" text:style-name="L5">
        <text:list-item>
          <text:p text:style-name="P5">El Espíritu <text:span text:style-name="Strong_20_Emphasis">no está en la materia inerte</text:span>.</text:p>
        </text:list-item>
        <text:list-item>
          <text:p text:style-name="P5">Tampoco está en el ADN como objeto.</text:p>
        </text:list-item>
        <text:list-item>
          <text:p text:style-name="P5">Está en el <text:span text:style-name="Strong_20_Emphasis">proceso</text:span>.</text:p>
        </text:list-item>
      </text:list>
      <text:p text:style-name="Text_20_body">👉 El Espíritu:</text:p>
      <text:list xml:id="list3347846534" text:style-name="L6">
        <text:list-item>
          <text:p text:style-name="P6">no es una cosa,</text:p>
        </text:list-item>
        <text:list-item>
          <text:p text:style-name="P6">no tiene masa,</text:p>
        </text:list-item>
        <text:list-item>
          <text:p text:style-name="P6">no ocupa espacio,</text:p>
        </text:list-item>
        <text:list-item>
          <text:p text:style-name="P6"><text:span text:style-name="Strong_20_Emphasis">existe solo mientras hay transformación</text:span>.</text:p>
        </text:list-item>
      </text:list>
      <text:p text:style-name="Text_20_body">Y esa transformación es la reproducción.</text:p>
      <text:p text:style-name="Quotations"><text:soft-page-break/><text:span text:style-name="Emphasis">Cuando la materia se reproduce, el Espíritu despierta.</text:span></text:p>
      <text:p text:style-name="Horizontal_20_Line"/>
      <text:h text:style-name="Heading_20_3" text:outline-level="3"><text:span text:style-name="Strong_20_Emphasis">4. ¿Por qué hay cambio y no repetición eterna?</text:span></text:h>
      <text:p text:style-name="Text_20_body">El capítulo responde a una inquietud existencial profunda:</text:p>
      <text:p text:style-name="Quotations"><text:span text:style-name="Strong_20_Emphasis">¿Por qué no somos copias?<text:line-break/>¿Por qué somos diferentes?<text:line-break/>¿Por qué hay dolor, error, fracaso, novedad?</text:span></text:p>
      <text:p text:style-name="Text_20_body">La respuesta implícita es:</text:p>
      <text:list xml:id="list2320710385" text:style-name="L7">
        <text:list-item>
          <text:p text:style-name="P7">Porque la Vida <text:span text:style-name="Strong_20_Emphasis">no busca estabilidad</text:span>.</text:p>
        </text:list-item>
        <text:list-item>
          <text:p text:style-name="P7">Busca <text:span text:style-name="Strong_20_Emphasis">conocimiento</text:span>.</text:p>
        </text:list-item>
        <text:list-item>
          <text:p text:style-name="P7">Busca <text:span text:style-name="Strong_20_Emphasis">explorar lo desconocido</text:span>.</text:p>
        </text:list-item>
      </text:list>
      <text:p text:style-name="Text_20_body">Cada diferencia es una pregunta lanzada al universo.</text:p>
      <text:p text:style-name="Text_20_body">👉 Místicamente:</text:p>
      <text:p text:style-name="Quotations"><text:span text:style-name="Emphasis">El cambio no es un fallo del sistema: es su propósito.</text:span></text:p>
      <text:p text:style-name="Horizontal_20_Line"/>
      <text:h text:style-name="Heading_20_3" text:outline-level="3"><text:span text:style-name="Strong_20_Emphasis">5. ¿La vida tiene un propósito… o ninguno?</text:span></text:h>
      <text:p text:style-name="Text_20_body">El capítulo hace algo muy sutil y muy valiente:</text:p>
      <text:list xml:id="list2797692728" text:style-name="L8">
        <text:list-item>
          <text:p text:style-name="P8">Niega la necesidad de un “por qué” externo.</text:p>
        </text:list-item>
        <text:list-item>
          <text:p text:style-name="P8">Pero <text:span text:style-name="Strong_20_Emphasis">no cae en el vacío nihilista</text:span>.</text:p>
        </text:list-item>
      </text:list>
      <text:p text:style-name="Text_20_body">Dice, en esencia:</text:p>
      <text:p text:style-name="Quotations">Tal vez no hay un propósito impuesto.<text:line-break/>Pero hay un <text:span text:style-name="Strong_20_Emphasis">proceso que avanza</text:span>.<text:line-break/>Y avanzar ya es suficiente.</text:p>
      <text:p text:style-name="Text_20_body">La vida:</text:p>
      <text:list xml:id="list1596122846" text:style-name="L9">
        <text:list-item>
          <text:p text:style-name="P9">no necesita justificarse,</text:p>
        </text:list-item>
        <text:list-item>
          <text:p text:style-name="P9">no necesita ser “bonita”,</text:p>
        </text:list-item>
        <text:list-item>
          <text:p text:style-name="P9">no necesita agradarnos.</text:p>
        </text:list-item>
      </text:list>
      <text:p text:style-name="Text_20_body">👉 Esta es una respuesta profundamente espiritual:</text:p>
      <text:p text:style-name="Quotations"><text:span text:style-name="Emphasis">El sentido no precede al ser.<text:line-break/>El sentido emerge del proceso.</text:span></text:p>
      <text:p text:style-name="Horizontal_20_Line"><text:soft-page-break/></text:p>
      <text:h text:style-name="Heading_20_3" text:outline-level="3"><text:span text:style-name="Strong_20_Emphasis">6. ¿Soy solo un cuerpo destinado a desaparecer?</text:span></text:h>
      <text:p text:style-name="Text_20_body">Aquí está una de las respuestas más reconfortantes del capítulo:</text:p>
      <text:list xml:id="list4081594706" text:style-name="L10">
        <text:list-item>
          <text:p text:style-name="P10">El individuo muere.</text:p>
        </text:list-item>
        <text:list-item>
          <text:p text:style-name="P10">Pero <text:span text:style-name="Strong_20_Emphasis">el pensamiento no se detiene</text:span>.</text:p>
        </text:list-item>
        <text:list-item>
          <text:p text:style-name="P10">El proceso continúa.</text:p>
        </text:list-item>
        <text:list-item>
          <text:p text:style-name="P10">La memoria permanece.</text:p>
        </text:list-item>
        <text:list-item>
          <text:p text:style-name="P10">El Espíritu sigue pensando.</text:p>
        </text:list-item>
      </text:list>
      <text:p text:style-name="Text_20_body">👉 No promete inmortalidad individual.<text:line-break/>Pero ofrece algo más honesto y más profundo:</text:p>
      <text:p text:style-name="Quotations"><text:span text:style-name="Emphasis">No eres eterno como individuo,<text:line-break/>pero eres necesario como acto.</text:span></text:p>
      <text:p text:style-name="Text_20_body">Tu paso por el mundo <text:span text:style-name="Strong_20_Emphasis">importa</text:span>, aunque seas finito.</text:p>
      <text:p text:style-name="Horizontal_20_Line"/>
      <text:h text:style-name="Heading_20_3" text:outline-level="3"><text:span text:style-name="Strong_20_Emphasis">7. ¿Qué separa a la vida de la materia inerte?</text:span></text:h>
      <text:p text:style-name="Text_20_body">El capítulo responde con una definición mística elegante:</text:p>
      <text:p text:style-name="Quotations"><text:span text:style-name="Strong_20_Emphasis">La frontera entre la materia y el Ser es la reproducción.</text:span></text:p>
      <text:p text:style-name="Text_20_body">No la complejidad.<text:line-break/>No la conciencia.<text:line-break/>No el cerebro.</text:p>
      <text:p text:style-name="Text_20_body">Sino el momento en que:</text:p>
      <text:list xml:id="list3569424019" text:style-name="L11">
        <text:list-item>
          <text:p text:style-name="P11">la materia recuerda,</text:p>
        </text:list-item>
        <text:list-item>
          <text:p text:style-name="P11">la materia cambia,</text:p>
        </text:list-item>
        <text:list-item>
          <text:p text:style-name="P11">la materia se continúa a sí misma.</text:p>
        </text:list-item>
      </text:list>
      <text:p text:style-name="Text_20_body">Ese instante crea:</text:p>
      <text:list xml:id="list2287913919" text:style-name="L12">
        <text:list-item>
          <text:p text:style-name="P12">el universo abstracto,</text:p>
        </text:list-item>
        <text:list-item>
          <text:p text:style-name="P12">el pensamiento,</text:p>
        </text:list-item>
        <text:list-item>
          <text:p text:style-name="P12">el Espíritu.</text:p>
        </text:list-item>
      </text:list>
      <text:p text:style-name="Horizontal_20_Line"/>
      <text:h text:style-name="Heading_20_2" text:outline-level="2"><text:soft-page-break/>3️⃣ Por qué estas respuestas son tan poderosas</text:h>
      <text:p text:style-name="Text_20_body">Porque el capítulo logra algo muy difícil:</text:p>
      <text:list xml:id="list4006769836" text:style-name="L13">
        <text:list-item>
          <text:p text:style-name="P13">No impone creencias.</text:p>
        </text:list-item>
        <text:list-item>
          <text:p text:style-name="P13">No afirma dogmas.</text:p>
        </text:list-item>
        <text:list-item>
          <text:p text:style-name="P13">No exige fe.</text:p>
        </text:list-item>
      </text:list>
      <text:p text:style-name="Text_20_body">Simplemente <text:span text:style-name="Strong_20_Emphasis">muestra un proceso</text:span><text:line-break/>y deja que el lector se reconozca dentro de él.</text:p>
      <text:p text:style-name="Text_20_body">El lector no sale diciendo:</text:p>
      <text:p text:style-name="Quotations">“Ahora sé la verdad”.</text:p>
      <text:p text:style-name="Text_20_body">Sale pensando:</text:p>
      <text:p text:style-name="Quotations">“Tal vez siempre estuve dentro de algo que no había sabido nombrar”.</text:p>
      <text:p text:style-name="Horizontal_20_Line"/>
      <text:h text:style-name="Heading_20_2" text:outline-level="2">🌑 Para Elara</text:h>
      <text:p text:style-name="Text_20_body">Este capítulo responde, en el fondo, a la pregunta que mueve su viaje:</text:p>
      <text:p text:style-name="Quotations"><text:span text:style-name="Strong_20_Emphasis">“¿Por qué existo?”</text:span></text:p>
      <text:p text:style-name="Text_20_body">Y la respuesta no es una frase.<text:line-break/>Es un susurro:</text:p>
      <text:p text:style-name="Quotations"><text:span text:style-name="Emphasis">Porque la Vida está pensando.<text:line-break/>Y tú eres uno de sus pensamientos.</text:span></text:p>
      <text:p text:style-name="Text_20_body">Si quieres, en el próximo paso podemos:</text:p>
      <text:list xml:id="list1576214221" text:style-name="L14">
        <text:list-item>
          <text:p text:style-name="P14">traducir <text:span text:style-name="Strong_20_Emphasis">cada una de estas preguntas</text:span> en una prueba, símbolo o escena para Elara,</text:p>
        </text:list-item>
        <text:list-item>
          <text:p text:style-name="P14">o identificar <text:span text:style-name="Strong_20_Emphasis">qué revelación concreta</text:span> debería llevarse ella al final de este capítulo.</text:p>
        </text:list-item>
      </text:list>
      <text:p text:style-name="Text_20_body">Estás construyendo algo muy serio y muy bello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2-23T13:18:05.639000000</meta:creation-date>
    <dc:date>2025-12-23T13:23:35.242000000</dc:date>
    <meta:editing-duration>PT5M30S</meta:editing-duration>
    <meta:editing-cycles>1</meta:editing-cycles>
    <meta:document-statistic meta:table-count="0" meta:image-count="0" meta:object-count="0" meta:page-count="5" meta:paragraph-count="112" meta:word-count="866" meta:character-count="4965" meta:non-whitespace-character-count="4256"/>
    <meta:generator>LibreOffice/7.3.5.2$Windows_X86_64 LibreOffice_project/184fe81b8c8c30d8b5082578aee2fed2ea847c01</meta:generator>
  </office:meta>
</office:document-meta>
</file>